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 style:list-style-name="WW8Num2">
      <style:paragraph-properties fo:margin-top="0in" fo:margin-bottom="0in" fo:line-height="100%"/>
    </style:style>
    <style:style style:name="P3" style:family="paragraph" style:parent-style-name="Standard" style:list-style-name="L1">
      <style:paragraph-properties fo:margin-top="0in" fo:margin-bottom="0in" fo:line-height="100%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8pt" style:text-underline-style="solid" style:text-underline-width="auto" style:text-underline-color="font-color" style:font-size-asian="18pt" style:font-name-complex="Times New Roman"/>
    </style:style>
    <style:style style:name="P5" style:family="paragraph" style:parent-style-name="Standard">
      <style:paragraph-properties fo:margin-top="0in" fo:margin-bottom="0in" fo:line-height="100%"/>
      <style:text-properties style:font-name="Times New Roman" fo:font-size="13pt" style:font-size-asian="13pt" style:font-name-complex="Times New Roman"/>
    </style:style>
    <style:style style:name="P6" style:family="paragraph" style:parent-style-name="Standard" style:list-style-name="WW8Num2">
      <style:paragraph-properties fo:margin-top="0in" fo:margin-bottom="0in" fo:line-height="100%"/>
      <style:text-properties style:font-name="Times New Roman" fo:font-size="13pt" style:font-size-asian="13pt" style:font-name-complex="Times New Roman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fo:font-size="14pt" style:font-size-asian="14pt" style:font-name-complex="Times New Roman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"/>
    </style:style>
    <style:style style:name="P9" style:family="paragraph" style:parent-style-name="Standard">
      <style:paragraph-properties fo:margin-top="0in" fo:margin-bottom="0in" fo:line-height="100%"/>
      <style:text-properties style:font-name-asian="Calibri" style:font-name-complex="Calibri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-asian="Calibri" style:font-name-complex="Calibri"/>
    </style:style>
    <style:style style:name="P11" style:family="paragraph" style:parent-style-name="Standard" style:list-style-name="L1">
      <style:paragraph-properties fo:margin-top="0in" fo:margin-bottom="0in" fo:line-height="100%"/>
      <style:text-properties fo:language="el" fo:country="GR"/>
    </style:style>
    <style:style style:name="P12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Times New Roman" fo:font-size="20pt" fo:font-weight="bold" style:font-size-asian="20pt" style:font-weight-asian="bold" style:font-name-complex="Times New Roman"/>
    </style:style>
    <style:style style:name="P13" style:family="paragraph" style:parent-style-name="Standard" style:list-style-name="WW8Num1">
      <style:paragraph-properties fo:margin-left="0.5in" fo:margin-right="0in" fo:margin-top="0in" fo:margin-bottom="0in" fo:line-height="100%" fo:text-indent="-0.25in" style:auto-text-indent="false"/>
    </style:style>
    <style:style style:name="P14" style:family="paragraph" style:parent-style-name="Standard" style:list-style-name="WW8Num1">
      <style:paragraph-properties fo:margin-left="0.5in" fo:margin-right="0in" fo:margin-top="0in" fo:margin-bottom="0in" fo:line-height="100%" fo:text-indent="-0.25in" style:auto-text-indent="false"/>
      <style:text-properties style:font-name="Times New Roman" fo:font-size="13pt" style:font-size-asian="13pt" style:font-name-complex="Times New Roman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"/>
    </style:style>
    <style:style style:name="T2" style:family="text">
      <style:text-properties style:font-name="Times New Roman" fo:font-size="18pt" style:text-underline-style="solid" style:text-underline-width="auto" style:text-underline-color="font-color" style:font-size-asian="18pt" style:font-name-complex="Times New Roman"/>
    </style:style>
    <style:style style:name="T3" style:family="text">
      <style:text-properties style:font-name="Times New Roman" fo:font-size="13pt" style:font-size-asian="13pt" style:font-name-complex="Times New Roman"/>
    </style:style>
    <style:style style:name="T4" style:family="text">
      <style:text-properties style:font-name="Times New Roman" fo:font-size="13pt" fo:font-weight="bold" style:font-size-asian="13pt" style:font-weight-asian="bold" style:font-name-complex="Times New Roman"/>
    </style:style>
    <style:style style:name="T5" style:family="text">
      <style:text-properties style:font-name="Times New Roman" fo:font-size="13pt" fo:language="en" fo:country="US" style:font-size-asian="13pt" style:font-name-complex="Times New Roman"/>
    </style:style>
    <style:style style:name="T6" style:family="text">
      <style:text-properties style:font-name="Times New Roman" fo:font-size="13pt" fo:language="en" fo:country="US" style:font-name-asian="Calibri" style:font-size-asian="13pt" style:font-name-complex="Calibri"/>
    </style:style>
    <style:style style:name="T7" style:family="text">
      <style:text-properties style:font-name="Times New Roman" fo:font-size="13pt" fo:language="en" fo:country="US" style:font-name-asian="Calibri" style:font-size-asian="13pt" style:font-name-complex="Times New Roman" style:font-size-complex="13pt"/>
    </style:style>
    <style:style style:name="T8" style:family="text">
      <style:text-properties style:font-name="Times New Roman" fo:font-size="13pt" fo:language="el" fo:country="GR" style:font-name-asian="Calibri" style:font-size-asian="13pt" style:font-name-complex="Times New Roman" style:font-size-complex="13pt"/>
    </style:style>
    <style:style style:name="T9" style:family="text">
      <style:text-properties style:font-name="Times New Roman" fo:font-size="12pt" style:font-size-asian="12pt" style:font-name-complex="Times New Roman"/>
    </style:style>
    <style:style style:name="T10" style:family="text">
      <style:text-properties style:font-name="Times New Roman" fo:font-size="14pt" style:font-size-asian="14pt" style:font-name-complex="Times New Roman"/>
    </style:style>
    <style:style style:name="T11" style:family="text">
      <style:text-properties style:font-name-asian="Calibri" style:font-name-complex="Calibri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font-name-asian="Calibri" style:font-size-complex="13pt"/>
    </style:style>
    <style:style style:name="T14" style:family="text">
      <style:text-properties fo:color="#0000ff"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T15" style:family="text">
      <style:text-properties style:font-name="Times New Roman" fo:font-size="13pt" fo:language="el" fo:country="GR" style:font-name-asian="Calibri" style:font-size-asian="13pt" style:font-name-complex="Calibri" style:font-size-complex="13pt"/>
    </style:style>
    <style:style style:name="T16" style:family="text">
      <style:text-properties style:font-name="Times New Roman" fo:font-size="13pt" fo:language="en" fo:country="US" style:font-name-asian="Calibri" style:font-size-asian="13pt" style:font-name-complex="Calibri" style:font-size-complex="13pt"/>
    </style:style>
    <style:style style:name="T17" style:family="text">
      <style:text-properties style:font-name="Times New Roman" fo:font-size="13pt" style:font-name-asian="Calibri" style:font-size-asian="13pt" style:font-name-complex="Calibri" style:font-size-complex="13pt"/>
    </style:style>
    <style:style style:name="T18" style:family="text">
      <style:text-properties fo:language="el" fo:country="GR"/>
    </style:style>
    <style:style style:name="T19" style:family="text">
      <style:text-properties fo:language="el" fo:country="GR" style:font-name-asian="Calibri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Τεχνολογίες Εφαρμογών Διαδικτύου</text:p>
      <text:p text:style-name="P10"/>
      <text:p text:style-name="P4">Εφαρμογή Ηλεκτρονικών Δημοπρασιών στον Παγκόσμιο Ιστό</text:p>
      <text:p text:style-name="P10"/>
      <text:p text:style-name="P5"><text:tab/>Ακολουθώντας τις απαιτήσεις της εργασίας εργαστήκαμε πάνω στις λειτουργίες που πρέπει να εξυπηρετεί η εφαρμογή. Δεν επικεντρωθήκαμε μόνο στη χρήση των τεχνολογιών αλλά και στην σχεδίαση της εφαρμογής διατηρώντας μινιμαλιστική σχεδίαση στις διάφορες ιστοσελίδες.</text:p>
      <text:p text:style-name="P9"/>
      <text:p text:style-name="P1"><text:span text:style-name="T3"><text:tab/>Στο νωτιαίο άκρο χρησιμοποιήσαμε τη βιβλιοθήκη της <text:s/></text:span><text:span text:style-name="T4">Java Spring Boot </text:span><text:span text:style-name="T3">που αποτελεί διεπαφή REST API και στο μετωπιαίο άκρο τις βιβλιοθήκες της </text:span><text:span text:style-name="T4">Javascript React </text:span><text:span text:style-name="T3">και </text:span><text:span text:style-name="T4">Redux</text:span><text:span text:style-name="T3">.</text:span></text:p>
      <text:p text:style-name="P9"/>
      <text:p text:style-name="P5">Οργάνωση αρχείων:</text:p>
      <text:p text:style-name="P5"><text:tab/>Ο αρχικός φάκελος χωρίζεται στον bid-app-backend και στον bid-app-frontend. Ο πρώτος <text:tab/>περιέχει τις κατάλληλες κλάσεις για τη λειτουργία του backend και ο δεύτερος τα components για το frontend.</text:p>
      <text:p text:style-name="P9"/>
      <text:p text:style-name="P5">Σχόλια-Παραδοχές:</text:p>
      <text:list xml:id="list5692544482420693748" text:style-name="WW8Num2">
        <text:list-item>
          <text:p text:style-name="P6">Στη σελίδα εμφάνισης των δημοπρασιών παρουσιάζονται μόνο οι <text:tab/>ενεργές δημοπρασίες για τους χρήστες και όλες για τον διαχειριστή.</text:p>
        </text:list-item>
        <text:list-item>
          <text:p text:style-name="P6">Ως ενεργές δημοπρασίες θεωρούνται αυτές που δεν έχει λήξει ο χρόνος <text:tab/>ή δεν υπάρχει χρήστης με bid μεγαλύτερο του Buy_Price.</text:p>
        </text:list-item>
        <text:list-item>
          <text:p text:style-name="P6">Υπάρχει μέρινα για την περίπτωση λαθών με την εμφάνιση κατάλληλων <text:tab/>μηνυμάτων όπως π.χ. Ο ιδιοκτήτης μιας δημοπρασίας να μην κάνει Bid <text:tab/>σε δικό του προιόν.</text:p>
        </text:list-item>
        <text:list-item>
          <text:p text:style-name="P6">Στη σελίδα των μηνυμάτων ένας χρήστης μπορεί να στείλει μήνυμα <text:tab/>μόνο σε κάποιον που έχει συναλλαγή π.χ. Ως bidder που έχει κερδίσει <text:tab/>μία δημοπορασία.</text:p>
        </text:list-item>
        <text:list-item>
          <text:p text:style-name="P6">Υπάρχουν τέσσερεις κατηγορίες χρηστών. Ο Διαχειριστής <text:tab/>Εφαρμογής(administrator), ο επισκέπτης (guest) που μπορεί απλώς να <text:tab/>περιηγηθεί στα προϊόντα, ο πωλητής (seller) και ο προσφοροδότης <text:tab/>(bidder). Η διαφορά μεταξύ seller/bidder είναι οτι οι bidders δεν <text:tab/>μπορούν να αναρτήσουν δημοπρασία. Οι sellers μπορούν να κάνουν bid <text:tab/>σε άλλες δημοπρασίες.</text:p>
        </text:list-item>
        <text:list-item>
          <text:p text:style-name="P2"><text:span text:style-name="T3">Οι κατηγορίες είναι fixed και είναι αποθηκεμένες στην βάση με <text:tab/>ιεραρχικό τρόπο. Όταν διαλεχθεί μια υπερκατηγορία (πχ Electronics) <text:tab/>εμφανίζονται και τα προϊόντα που ανήκουν στην υποκατηγορία της <text:tab/>('Phone' και 'Computers &amp; Tablets')</text:span></text:p>
        </text:list-item>
        <text:list-item>
          <text:p text:style-name="P6">Έχει υλοποιηθεί το κομμάτι του bonus. Συγκεκριμένα στην σελίδα των <text:tab/>αντικειμένων (products) εμφανίζονται στον εγγεγραμμένο χρήστη <text:tab/>κάποια προτεινόμενα προϊόντα ανάλογα με τις δημοπρασίες στις οποίες <text:tab/>έχει συμμετάσχει και τα προϊόντα που έχει επισκεφθεί. Αυτό <text:tab/>υλοποιείται με την διαδικασία Nearest Neighbour Collaborative <text:soft-page-break/><text:tab/>Filtering που αναφέρεται στην εκφώνηση, κατά την οποία για τον <text:tab/>συγκεκριμένο χρήστη υπολογίζονται οι πιο "κοντινοί" στις προτιμήσεις <text:tab/>χρήστες, η ομοιότητα υπολογίζεται με την Cosine LSH. </text:p>
        </text:list-item>
        <text:list-item>
          <text:p text:style-name="P6">Για τις ανάγκες του bonus, στο νωτιαίο άκρο έχουν υλοποιηθεί <text:tab/>συναρτήσεις που <text:s/>κάνουν parse τα αρχεία xml τα οποία έχουν δοθεί για <text:tab/>την διαδικασία της εκπαίδευσης.</text:p>
        </text:list-item>
      </text:list>
      <text:p text:style-name="P5"/>
      <text:p text:style-name="P5">Δομή αρχείων back-end:</text:p>
      <text:list xml:id="list2901617677854667355" text:style-name="WW8Num1">
        <text:list-item>
          <text:p text:style-name="P14">Στον φάκελο auth υπάρχει το αρχείο LoginRequest.java το οποίο είναι υπεύθυνο για το login</text:p>
        </text:list-item>
        <text:list-item>
          <text:p text:style-name="P14">Στον φάκελο domain υπάρχουν τα entities τα οποία αποθηκεύονται <text:s/>στην βάση και άλλες κλάσεις. Μερικά από τα οποία είναι ο User, Product, Message κλπ.</text:p>
        </text:list-item>
        <text:list-item>
          <text:p text:style-name="P14">Ο φάκελος web περιέχει τους Controllers που διαχειρίζονται τα request που γίνονται στη βάση</text:p>
        </text:list-item>
        <text:list-item>
          <text:p text:style-name="P13"><text:span text:style-name="T3">Στο</text:span><text:span text:style-name="T5"> path bid-app-backend\src\main\resources </text:span><text:span text:style-name="T3">βρίσκεται</text:span><text:span text:style-name="T5"> </text:span><text:span text:style-name="T3">το</text:span><text:span text:style-name="T5"> </text:span><text:span text:style-name="T3">αρχείο</text:span><text:span text:style-name="T5"> application.properties</text:span><text:span text:style-name="T6"><text:line-break/></text:span></text:p>
        </text:list-item>
      </text:list>
      <text:p text:style-name="P1"><text:span text:style-name="T15">Δομή αρχείων </text:span><text:span text:style-name="T16">front-end:</text:span></text:p>
      <text:list xml:id="list4506349330544925994" text:style-name="L1">
        <text:list-item>
          <text:p text:style-name="P3"><text:span text:style-name="T16"><text:s/></text:span><text:span text:style-name="T15">Στο φάκελο </text:span><text:span text:style-name="T16">src </text:span><text:span text:style-name="T15">υπάρχει η υλοποίηση του </text:span><text:span text:style-name="T16">store,</text:span><text:span text:style-name="T15">του </text:span><text:span text:style-name="T16">index </text:span><text:span text:style-name="T15">και του </text:span><text:span text:style-name="T16">App</text:span></text:p>
        </text:list-item>
        <text:list-item>
          <text:p text:style-name="P11"><text:span text:style-name="T17">Στα </text:span><text:span text:style-name="T16">actions </text:span><text:span text:style-name="T17">είναι οι διάφορες συναρτήσεις που καλούν τα </text:span><text:span text:style-name="T16">components </text:span><text:span text:style-name="T17">και αλλάζουν το </text:span><text:span text:style-name="T16">state </text:span><text:span text:style-name="T17">με </text:span><text:span text:style-name="T16">dispatch</text:span></text:p>
        </text:list-item>
        <text:list-item>
          <text:p text:style-name="P11"><text:span text:style-name="T17">Στα </text:span><text:span text:style-name="T16">components </text:span><text:span text:style-name="T17">είναι το στοιχεία που χτίζουν τις σελίδες</text:span></text:p>
        </text:list-item>
        <text:list-item>
          <text:p text:style-name="P3"><text:span text:style-name="T15">Στους </text:span><text:span text:style-name="T16">reducers </text:span><text:span text:style-name="T15">υπάρχουν οι κατάλληλοι για κάθε οντότηα που τα δεδομένα της μένουν ξεχωριστά από τις υπόλοιπες</text:span></text:p>
        </text:list-item>
      </text:list>
      <text:p text:style-name="P5"><text:span text:style-name="T12"/></text:p>
      <text:p text:style-name="P5"><text:span text:style-name="T19">Για τη φόρτωση προεπιλεγμένων δεδομένων για την εφαρμογή χρησιμοποιείται κατάλληλο </text:span><text:span text:style-name="T13">request.</text:span></text:p>
      <text:p text:style-name="P5"><text:span text:style-name="T13"/></text:p>
      <text:p text:style-name="P5">Λειτουργίες που ζητούνται στην εκφώνηση και δεν αναφέρονται εδώ έχουν υλοποιηθεί όπως ζητούνται.</text:p>
      <text:p text:style-name="P9"/>
      <text:p text:style-name="P1"><text:span text:style-name="T3">Η εφαρμογή βρίσκεται και στο </text:span><text:a xlink:type="simple" xlink:href="https://github.com/johnkalog/BidApp" text:style-name="Internet_20_link" text:visited-style-name="Visited_20_Internet_20_Link"><text:span text:style-name="T14">https://github.com/johnkalog/BidApp</text:span></text:a><text:span text:style-name="T9"> </text:span><text:span text:style-name="T3">χωρίς βέβαια τα node_modules γιατι είχαν μεγάλο μέγεθος.</text:span></text:p>
      <text:p text:style-name="P9"/>
      <text:p text:style-name="P5">Η εργασία χωρίστηκε σε κομμάτια ανάλογα με τις γνώσεις είχε ο καθένας αλλά όλοι εργαστήκαμε στα περισσότερα σημεία για να αντιμετωπίσουμε προβλήματα και παραδοχές που χρειάζονταν.</text:p>
      <text:p text:style-name="P5"><text:span text:style-name="T3"/></text:p>
      <text:p text:style-name="P5">Το αρχείο <text:span text:style-name="T12">Frames.pdf </text:span><text:span text:style-name="T18">υπάρχει η αναπράσταση όλων των σελιδών που μπορούν να εμφανιστούν.</text:span></text:p>
      <text:p text:style-name="P9"/>
      <text:p text:style-name="P5">Φοιτητές:</text:p>
      <text:p text:style-name="P7"><text:tab/>Καλογερόπουλος Ιωάννης 1115201500057</text:p>
      <text:p text:style-name="P7"><text:tab/>Κότσι Ηρακλή 1115201500073</text:p>
      <text:p text:style-name="P7"><text:tab/>Παπασωτηρίου Ηλίας 1115201500123</text:p>
      <text:p text:style-name="P8"><text:soft-page-break/><text:tab/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l" fo:country="G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l" fo:country="GR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WW8Num1z0" style:family="text">
      <style:text-properties fo:language="en" fo:country="US" style:font-name-asian="Calibri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size="13pt" style:font-size-asian="13pt" style:font-name-complex="Times New Roman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Kal</meta:initial-creator>
    <meta:creation-date>2019-09-27T20:04:51.37</meta:creation-date>
    <dc:creator>John Kal</dc:creator>
    <dc:date>2019-09-27T20:22:33</dc:date>
    <meta:editing-cycles>4</meta:editing-cycles>
    <meta:editing-duration>PT27M44S</meta:editing-duration>
    <meta:generator>OpenOffice/4.1.1$Win32 OpenOffice.org_project/411m6$Build-9775</meta:generator>
    <meta:document-statistic meta:table-count="0" meta:image-count="0" meta:object-count="0" meta:page-count="3" meta:paragraph-count="35" meta:word-count="580" meta:character-count="4034"/>
  </office:meta>
</office:document-meta>
</file>